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in" fo:margin-bottom="0.1945in" style:contextual-spacing="false" fo:background-color="#ffffff">
        <style:background-image/>
      </style:paragraph-properties>
    </style:style>
    <style:style style:name="P2" style:family="paragraph" style:parent-style-name="Normal_20__28_Web_29_">
      <style:paragraph-properties fo:margin-top="0in" fo:margin-bottom="0.1945in" style:contextual-spacing="false" style:line-height-at-least="0.1335in" fo:background-color="#ffffff">
        <style:background-image/>
      </style:paragraph-properties>
    </style:style>
    <style:style style:name="P3" style:family="paragraph" style:parent-style-name="Normal_20__28_Web_29_">
      <style:paragraph-properties fo:margin-top="0in" fo:margin-bottom="0.1945in" style:contextual-spacing="false" style:line-height-at-least="0.1335in" fo:background-color="#ffffff">
        <style:background-image/>
      </style:paragraph-properties>
      <style:text-properties officeooo:paragraph-rsid="0006a307"/>
    </style:style>
    <style:style style:name="P4" style:family="paragraph" style:parent-style-name="Normal_20__28_Web_29_">
      <style:paragraph-properties fo:margin-top="0in" fo:margin-bottom="0.1945in" style:contextual-spacing="false" style:line-height-at-least="0.1335in" fo:background-color="#ffffff">
        <style:background-image/>
      </style:paragraph-properties>
      <style:text-properties fo:color="#222222" style:font-name="Arial" fo:font-size="9.5pt" style:font-size-asian="9.5pt" style:font-name-complex="Arial1" style:font-size-complex="9.5pt"/>
    </style:style>
    <style:style style:name="P5" style:family="paragraph" style:parent-style-name="Normal_20__28_Web_29_">
      <style:paragraph-properties fo:margin-top="0in" fo:margin-bottom="0.1945in" style:contextual-spacing="false" style:line-height-at-least="0.1335in" fo:background-color="#ffffff">
        <style:background-image/>
      </style:paragraph-properties>
      <style:text-properties officeooo:rsid="0006a307" officeooo:paragraph-rsid="0006a307"/>
    </style:style>
    <style:style style:name="P6" style:family="paragraph" style:parent-style-name="Normal_20__28_Web_29_" style:master-page-name="Standard">
      <style:paragraph-properties fo:margin-top="0in" fo:margin-bottom="0.1945in" style:contextual-spacing="false" style:page-number="auto" fo:background-color="#ffffff">
        <style:background-image/>
      </style:paragraph-properties>
    </style:style>
    <style:style style:name="T1" style:family="text">
      <style:text-properties fo:color="#222222" style:font-name="Arial" fo:font-size="9.5pt" style:font-size-asian="9.5pt" style:font-name-complex="Arial1" style:font-size-complex="9.5pt"/>
    </style:style>
    <style:style style:name="T2" style:family="text">
      <style:text-properties fo:color="#222222" style:font-name="Arial" fo:font-size="9.5pt" officeooo:rsid="0006a307" style:font-size-asian="9.5pt" style:font-name-complex="Arial1" style:font-size-complex="9.5pt"/>
    </style:style>
    <style:style style:name="T3" style:family="text">
      <style:text-properties fo:color="#222222" style:font-name="Arial" fo:font-size="9.5pt" fo:font-weight="bold" style:font-size-asian="9.5pt" style:font-weight-asian="bold" style:font-name-complex="Arial1" style:font-size-complex="9.5pt" style:font-weight-complex="bold"/>
    </style:style>
    <style:style style:name="T4" style:family="text">
      <style:text-properties fo:color="#222222" style:font-name="Calibri" fo:font-size="9.5pt" style:font-name-asian="Calibri1" style:font-size-asian="9.5pt" style:font-name-complex="Calibri1" style:font-size-complex="9.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om Morrison and Mary Allison</text:span></text:p>
      <text:p text:style-name="P1"><text:span text:style-name="T1">February 16, 2016</text:span></text:p>
      <text:p text:style-name="P1"><text:span text:style-name="T1">ASEN 4519</text:span></text:p>
      <text:p text:style-name="P2"><text:span text:style-name="T1">1. ls</text:span></text:p>
      <text:p text:style-name="P2"><text:span text:style-name="T1">2. ls -al</text:span></text:p>
      <text:p text:style-name="P2"><text:span text:style-name="T1">3. First column gives the type and access right to file. D is the directory or file, the first rwx is the owner of the file, the second rwx is the group owner, the last rwx is the world wide access read write and execute permission.</text:span></text:p>
      <text:p text:style-name="P2"><text:span text:style-name="T1">4. tom@tom-VirtualBox:~$ df -h</text:span></text:p>
      <text:p text:style-name="P2"><text:span text:style-name="T1">Filesystem Size Used Avail Use% Mounted on</text:span></text:p>
      <text:p text:style-name="P2"><text:span text:style-name="T1">/dev/sda1 15G 6.5G 7.5G 47% /</text:span></text:p>
      <text:p text:style-name="P2"><text:span text:style-name="T1">none 4.0K 0 4.0K 0% /sys/fs/cgroup</text:span></text:p>
      <text:p text:style-name="P2"><text:span text:style-name="T1">udev 1.1G 4.0K 1.1G 1% /dev</text:span></text:p>
      <text:p text:style-name="P2"><text:span text:style-name="T1">tmpfs 210M 928K 209M 1% /run</text:span></text:p>
      <text:p text:style-name="P2"><text:span text:style-name="T1">none 5.0M 0 5.0M 0% /run/lock</text:span></text:p>
      <text:p text:style-name="P2"><text:span text:style-name="T1">none 1.1G 80K 1.1G 1% /run/shm</text:span></text:p>
      <text:p text:style-name="P2"><text:span text:style-name="T1">none 100M 40K 100M 1% /run/user</text:span></text:p>
      <text:p text:style-name="P2"><text:span text:style-name="T1">/dev/sr0 57M 57M 0 100% /media/tom/VBOXADDITIONS_5.0.14_105127</text:span></text:p>
      <text:p text:style-name="P4"/>
      <text:p text:style-name="P2"><text:span text:style-name="T1">5. NAME</text:span></text:p>
      <text:p text:style-name="P2"><text:span text:style-name="T1">bzip2, bunzip2 - a block-sorting file compressor, v1.0.6</text:span></text:p>
      <text:p text:style-name="P2"><text:span text:style-name="T1">bzcat - decompresses files to stdout</text:span></text:p>
      <text:p text:style-name="P2"><text:span text:style-name="T1">bzip2recover - recovers data from damaged bzip2 files</text:span></text:p>
      <text:p text:style-name="P4"/>
      <text:p text:style-name="P2"><text:span text:style-name="T1">SYNOPSIS</text:span></text:p>
      <text:p text:style-name="P2"><text:span text:style-name="T1">bzip2 [ -cdfkqstvzVL123456789 ] [ filenames ... ]</text:span></text:p>
      <text:p text:style-name="P2"><text:span text:style-name="T1">bzip2 [ -h|--help ]</text:span></text:p>
      <text:p text:style-name="P2"><text:soft-page-break/><text:span text:style-name="T1">bunzip2 [ -fkvsVL ] [ filenames ... ]</text:span></text:p>
      <text:p text:style-name="P2"><text:span text:style-name="T1">bunzip2 [ -h|--help ]</text:span></text:p>
      <text:p text:style-name="P2"><text:span text:style-name="T1">bzcat [ -s ] [ filenames ... ]</text:span></text:p>
      <text:p text:style-name="P2"><text:span text:style-name="T1">bzcat [ -h|--help ]</text:span></text:p>
      <text:p text:style-name="P2"><text:span text:style-name="T1">bzip2recover filename</text:span></text:p>
      <text:p text:style-name="P4"/>
      <text:p text:style-name="P2"><text:span text:style-name="T1">DESCRIPTION</text:span></text:p>
      <text:p text:style-name="P2"><text:span text:style-name="T1">bzip2 compresses files using the Burrows-Wheeler block sorting text</text:span></text:p>
      <text:p text:style-name="P2"><text:span text:style-name="T1">compression algorithm, and Huffman coding. Compression is generally</text:span></text:p>
      <text:p text:style-name="P2"><text:span text:style-name="T1">considerably better than that achieved by more conventional</text:span></text:p>
      <text:p text:style-name="P2"><text:span text:style-name="T1">LZ77/LZ78-based compressors, and approaches the performance of the PPM</text:span></text:p>
      <text:p text:style-name="P2"><text:span text:style-name="T1">family of statistical compressors.</text:span></text:p>
      <text:p text:style-name="P4"/>
      <text:p text:style-name="P2"><text:span text:style-name="T1">ECHO(1) User Commands ECHO(1)</text:span></text:p>
      <text:p text:style-name="P4"/>
      <text:p text:style-name="P2"><text:span text:style-name="T1">NAME</text:span></text:p>
      <text:p text:style-name="P2"><text:span text:style-name="T1">echo - display a line of text</text:span></text:p>
      <text:p text:style-name="P4"/>
      <text:p text:style-name="P2"><text:span text:style-name="T1">SYNOPSIS</text:span></text:p>
      <text:p text:style-name="P2"><text:span text:style-name="T1">echo [SHORT-OPTION]... [STRING]...</text:span></text:p>
      <text:p text:style-name="P2"><text:span text:style-name="T1">echo LONG-OPTION</text:span></text:p>
      <text:p text:style-name="P2"><text:span text:style-name="T1">DESCRIPTION</text:span></text:p>
      <text:p text:style-name="P2"><text:span text:style-name="T1">Echo the STRING(s) to standard output.</text:span></text:p>
      <text:p text:style-name="P4"/>
      <text:p text:style-name="P2"><text:span text:style-name="T1">-n do not output the trailing newline</text:span></text:p>
      <text:p text:style-name="P4"/>
      <text:p text:style-name="P2"><text:soft-page-break/><text:span text:style-name="T1">-e enable interpretation of backslash escapes</text:span></text:p>
      <text:p text:style-name="P4"/>
      <text:p text:style-name="P2"><text:span text:style-name="T1">-E disable interpretation of backslash escapes (default)</text:span></text:p>
      <text:p text:style-name="P4"/>
      <text:p text:style-name="P2"><text:span text:style-name="T1">--help display this help and exit</text:span></text:p>
      <text:p text:style-name="P4"/>
      <text:p text:style-name="P2"><text:span text:style-name="T1">--version</text:span></text:p>
      <text:p text:style-name="P2"><text:span text:style-name="T1">output version information and exit</text:span></text:p>
      <text:p text:style-name="P2"><text:span text:style-name="T1">NAME</text:span></text:p>
      <text:p text:style-name="P2"><text:span text:style-name="T1">which - locate a command</text:span></text:p>
      <text:p text:style-name="P4"/>
      <text:p text:style-name="P2"><text:span text:style-name="T1">SYNOPSIS</text:span></text:p>
      <text:p text:style-name="P2"><text:span text:style-name="T1">which [-a] filename ...</text:span></text:p>
      <text:p text:style-name="P4"/>
      <text:p text:style-name="P2"><text:span text:style-name="T1">DESCRIPTION</text:span></text:p>
      <text:p text:style-name="P2"><text:span text:style-name="T1">which returns the pathnames of the files (or links) which would be exe</text:span><text:span text:style-name="T4">‐</text:span></text:p>
      <text:p text:style-name="P2"><text:span text:style-name="T1">cuted in the current environment, had its arguments been given as com</text:span><text:span text:style-name="T4">‐</text:span></text:p>
      <text:p text:style-name="P2"><text:span text:style-name="T1">mands in a strictly POSIX-conformant shell. It does this by searching</text:span></text:p>
      <text:p text:style-name="P2"><text:span text:style-name="T1">the PATH for executable files matching the names of the arguments. It</text:span></text:p>
      <text:p text:style-name="P2"><text:span text:style-name="T1">does not follow symbolic links.</text:span></text:p>
      <text:p text:style-name="P4"/>
      <text:p text:style-name="P2"><text:span text:style-name="T1">OPTIONS</text:span></text:p>
      <text:p text:style-name="P2"><text:span text:style-name="T1">-a print all matching pathnames of each argument</text:span></text:p>
      <text:p text:style-name="P4"/>
      <text:p text:style-name="P2"><text:span text:style-name="T1">EXIT STATUS</text:span></text:p>
      <text:p text:style-name="P2"><text:span text:style-name="T1">0 if all specified commands are found and executable</text:span></text:p>
      <text:p text:style-name="P4"><text:soft-page-break/></text:p>
      <text:p text:style-name="P2"><text:span text:style-name="T1">1 if one or more specified commands is nonexistent or not exe</text:span><text:span text:style-name="T4">‐</text:span></text:p>
      <text:p text:style-name="P2"><text:span text:style-name="T1">cutable q</text:span></text:p>
      <text:p text:style-name="P2"><text:span text:style-name="T1">NAME</text:span></text:p>
      <text:p text:style-name="P2"><text:span text:style-name="T1">tar — The GNU version of the tar archiving utility</text:span></text:p>
      <text:p text:style-name="P4"/>
      <text:p text:style-name="P2"><text:span text:style-name="T1">SYNOPSIS</text:span></text:p>
      <text:p text:style-name="P2"><text:span text:style-name="T1">tar [-] A --catenate --concatenate | c --create | d --diff --compare |</text:span></text:p>
      <text:p text:style-name="P2"><text:span text:style-name="T1">--delete | r --append | t --list | --test-label | u --update | x</text:span></text:p>
      <text:p text:style-name="P2"><text:span text:style-name="T1">--extract --get [options] [pathname ...]</text:span></text:p>
      <text:p text:style-name="P4"/>
      <text:p text:style-name="P2"><text:span text:style-name="T1">DESCRIPTION</text:span></text:p>
      <text:p text:style-name="P2"><text:span text:style-name="T1">Tar stores and extracts files from a tape or disk archive.</text:span></text:p>
      <text:p text:style-name="P4"/>
      <text:p text:style-name="P2"><text:span text:style-name="T1">The first argument to tar should be a function; either one of the letters</text:span></text:p>
      <text:p text:style-name="P2"><text:span text:style-name="T1">Acdrtux, or one of the long function names. A function letter need not</text:span></text:p>
      <text:p text:style-name="P2"><text:span text:style-name="T1">be prefixed with ``-'', and may be combined with other single-letter</text:span></text:p>
      <text:p text:style-name="P2"><text:span text:style-name="T1">options. A long function name must be prefixed with --. Some options</text:span></text:p>
      <text:p text:style-name="P2"><text:span text:style-name="T1">take a parameter; with the single-letter form these must be given as sep</text:span><text:span text:style-name="T4">‐</text:span></text:p>
      <text:p text:style-name="P2"><text:span text:style-name="T1">arate arguments. With the long form, they may be given by appending</text:span></text:p>
      <text:p text:style-name="P2"><text:span text:style-name="T1">=value to the option.</text:span></text:p>
      <text:p text:style-name="P4"/>
      <text:p text:style-name="P2"><text:span text:style-name="T1">FUNCTION LETTERS</text:span></text:p>
      <text:p text:style-name="P2"><text:span text:style-name="T1">Main operation mode:</text:span></text:p>
      <text:p text:style-name="P2"><text:span text:style-name="T1">NAME</text:span></text:p>
      <text:p text:style-name="P2"><text:span text:style-name="T1">whiptail - display dialog boxes from shell scripts</text:span></text:p>
      <text:p text:style-name="P4"><text:soft-page-break/></text:p>
      <text:p text:style-name="P2"><text:span text:style-name="T1">SYNOPSIS</text:span></text:p>
      <text:p text:style-name="P2"><text:span text:style-name="T1">whiptail [ --title title ] [ --backtitle backtitle ] [ --clear ] [</text:span></text:p>
      <text:p text:style-name="P2"><text:span text:style-name="T1">--default-item string ] [ --defaultno ] [ --fb ] [ --nocancel ] [</text:span></text:p>
      <text:p text:style-name="P2"><text:span text:style-name="T1">--yes-button text ] [ --no-button text ] [ --ok-button text ] [ --can</text:span><text:span text:style-name="T4">‐</text:span></text:p>
      <text:p text:style-name="P2"><text:span text:style-name="T1">cel-button text ] [ --noitem [ ] --output-fd fd ] [ --separate-output ]</text:span></text:p>
      <text:p text:style-name="P2"><text:span text:style-name="T1">[ --scrolltext ] [ --topleft ] box-options</text:span></text:p>
      <text:p text:style-name="P4"/>
      <text:p text:style-name="P2"><text:span text:style-name="T1">DESCRIPTION</text:span></text:p>
      <text:p text:style-name="P2"><text:span text:style-name="T1">whiptail is a program that will let you present a variety of questions</text:span></text:p>
      <text:p text:style-name="P2"><text:span text:style-name="T1">or display messages using dialog boxes from a shell script. Currently,</text:span></text:p>
      <text:p text:style-name="P2"><text:span text:style-name="T1">these types of dialog boxes are implemented:</text:span></text:p>
      <text:p text:style-name="P4"/>
      <text:p text:style-name="P2"><text:span text:style-name="T1">yes/no box, menu box, input box, message box, text box, info box,</text:span></text:p>
      <text:p text:style-name="P2"><text:span text:style-name="T1">checklist box, radiolist box gauge box, and password box.</text:span></text:p>
      <text:p text:style-name="P4"/>
      <text:p text:style-name="P2"><text:span text:style-name="T1">OPTIONS</text:span></text:p>
      <text:p text:style-name="P2"><text:span text:style-name="T1">--clear</text:span></text:p>
      <text:p text:style-name="P2"><text:span text:style-name="T1">The screen will be cleared to the screen attribute on exit.</text:span></text:p>
      <text:p text:style-name="P2"><text:span text:style-name="T1">NANO(1) General Commands Manual NANO(1)</text:span></text:p>
      <text:p text:style-name="P4"/>
      <text:p text:style-name="P2"><text:span text:style-name="T1">NAME</text:span></text:p>
      <text:p text:style-name="P2"><text:span text:style-name="T1">nano - Nano's ANOther editor, an enhanced free Pico clone</text:span></text:p>
      <text:p text:style-name="P4"/>
      <text:p text:style-name="P2"><text:span text:style-name="T1">SYNOPSIS</text:span></text:p>
      <text:p text:style-name="P2"><text:span text:style-name="T1">nano [OPTIONS] [[+LINE,COLUMN] FILE]...</text:span></text:p>
      <text:p text:style-name="P4"><text:soft-page-break/></text:p>
      <text:p text:style-name="P2"><text:span text:style-name="T1">DESCRIPTION</text:span></text:p>
      <text:p text:style-name="P2"><text:span text:style-name="T1">This manual page briefly documents the nano command.</text:span></text:p>
      <text:p text:style-name="P4"/>
      <text:p text:style-name="P2"><text:span text:style-name="T1">nano is a small, free and friendly editor which aims to replace Pico,</text:span></text:p>
      <text:p text:style-name="P2"><text:span text:style-name="T1">the default editor included in the non-free Pine package. Rather than</text:span></text:p>
      <text:p text:style-name="P2"><text:span text:style-name="T1">just copying Pico's look and feel, nano also implements some missing</text:span></text:p>
      <text:p text:style-name="P2"><text:span text:style-name="T1">(or disabled by default) features in Pico, such as "search and replace"</text:span></text:p>
      <text:p text:style-name="P2"><text:span text:style-name="T1">and "go to line and column number".</text:span></text:p>
      <text:p text:style-name="P4"/>
      <text:p text:style-name="P2"><text:span text:style-name="T1">OPTIONS</text:span></text:p>
      <text:p text:style-name="P2"><text:span text:style-name="T1">+LINE,COLUMN</text:span></text:p>
      <text:p text:style-name="P2"><text:span text:style-name="T1">Places cursor at line number LINE and column number COLUMN (at</text:span></text:p>
      <text:p text:style-name="P2"><text:span text:style-name="T1">least one of which must be specified) on startup, instead of the</text:span></text:p>
      <text:p text:style-name="P2"><text:span text:style-name="T1">default of line 1, column 1.</text:span></text:p>
      <text:p text:style-name="P4"/>
      <text:p text:style-name="P2"><text:span text:style-name="T1">6. Make a text file</text:span></text:p>
      <text:p text:style-name="P2"><text:span text:style-name="T1">mkdir ASEN4519</text:span></text:p>
      <text:p text:style-name="P2"><text:span text:style-name="T1">vi asen4519test.txt</text:span></text:p>
      <text:p text:style-name="P2"><text:span text:style-name="T1">chmod u+rwx asen4519tes.txt</text:span></text:p>
      <text:p text:style-name="P4"/>
      <text:p text:style-name="P2"><text:span text:style-name="T1">tom@tom-VirtualBox:~/Desktop/ASEN4519$ ls -al</text:span></text:p>
      <text:p text:style-name="P2"><text:span text:style-name="T1">total 16</text:span></text:p>
      <text:p text:style-name="P2"><text:span text:style-name="T1">drwxrwxr-x 2 tom tom 4096 Feb 16 16:08 .</text:span></text:p>
      <text:p text:style-name="P2"><text:span text:style-name="T1">drwxr-xr-x 3 tom tom 4096 Feb 16 15:55 ..</text:span></text:p>
      <text:p text:style-name="P2"><text:span text:style-name="T1">-rwx------ 1 tom tom 94 Feb 16 16:08 asen4519test.txt</text:span></text:p>
      <text:p text:style-name="P2"><text:soft-page-break/><text:span text:style-name="T1">-rw-rw-r-- 1 tom tom 15 Feb 16 16:00 test</text:span></text:p>
      <text:p text:style-name="P4"/>
      <text:p text:style-name="P2"><text:span text:style-name="T1">tom@tom-VirtualBox:~/Desktop/ASEN4519$ cat asen4519test.txt</text:span></text:p>
      <text:p text:style-name="P2"><text:span text:style-name="T1">Tom Morrison and Mary Allison</text:span></text:p>
      <text:p text:style-name="P2"><text:span text:style-name="T1">2017</text:span></text:p>
      <text:p text:style-name="P2"><text:span text:style-name="T1">Dumb and Dumber and How to Train Your Dragon 2</text:span></text:p>
      <text:p text:style-name="P4"/>
      <text:p text:style-name="P2"><text:span text:style-name="T1">mv asen4519test.txt ~</text:span></text:p>
      <text:p text:style-name="P2"><text:span text:style-name="T1">mv asen4519test.txt asen4519.txt</text:span></text:p>
      <text:p text:style-name="P2"><text:span text:style-name="T1">rm asen4519</text:span></text:p>
      <text:p text:style-name="P4"/>
      <text:p text:style-name="P2"><text:span text:style-name="T1">7. Matlab</text:span></text:p>
      <text:p text:style-name="P4"/>
      <text:p text:style-name="P2"><text:span text:style-name="T1">tom@tom-VirtualBox:~$ matlab &amp;</text:span></text:p>
      <text:p text:style-name="P4"/>
      <text:p text:style-name="P2"><text:span text:style-name="T1">MATLAB is using .8 % CPU and 17.8% MEM</text:span></text:p>
      <text:p text:style-name="P2"><text:span text:style-name="T1">top - 15:37:46 up 30 min, 2 users, load average: 0.07, 0.21, 0.20</text:span></text:p>
      <text:p text:style-name="P2"><text:span text:style-name="T1">Tasks: 167 total, 1 running, 166 sleeping, 0 stopped, 0 zombie</text:span></text:p>
      <text:p text:style-name="P2"><text:span text:style-name="T1">%Cpu(s): 13.8 us, 0.8 sy, 0.0 ni, 85.3 id, 0.1 wa, 0.0 hi, 0.0 si, 0.0 st</text:span></text:p>
      <text:p text:style-name="P2"><text:span text:style-name="T1">KiB Mem: 2146524 total, 1731024 used, 415500 free, 61324 buffers</text:span></text:p>
      <text:p text:style-name="P2"><text:span text:style-name="T1">KiB Swap: 1046524 total, 0 used, 1046524 free. 867704 cached Mem</text:span></text:p>
      <text:p text:style-name="P4"/>
      <text:p text:style-name="P2"><text:span text:style-name="T1">PID USER PR NI VIRT RES SHR S %CPU %MEM TIME+ COMMAND</text:span></text:p>
      <text:p text:style-name="P2"><text:span text:style-name="T1">1590 tom 20 0 1225448 158264 65612 S 9.1 7.4 2:02.76 compiz</text:span></text:p>
      <text:p text:style-name="P2"><text:span text:style-name="T1">978 root 20 0 313976 82828 24204 S 3.6 3.9 0:45.78 Xorg</text:span></text:p>
      <text:p text:style-name="P2"><text:span text:style-name="T3">2428 tom 20 0 1934176 382704 144028 S 0.8 17.8 0:26.20 MATLAB</text:span></text:p>
      <text:p text:style-name="P2"><text:soft-page-break/><text:span text:style-name="T1">2262 tom 20 0 583764 30368 23868 S 0.7 1.4 0:03.56 gnome-termi+</text:span></text:p>
      <text:p text:style-name="P2"><text:span text:style-name="T1">2355 tom 20 0 1252800 146492 95992 S 0.7 6.8 0:09.12 soffice.bin</text:span></text:p>
      <text:p text:style-name="P2"><text:span text:style-name="T1">1217 tom 20 0 116068 3092 2728 S 0.4 0.1 0:04.88 VBoxClient</text:span></text:p>
      <text:p text:style-name="P2"><text:span text:style-name="T1">1292 tom 20 0 450372 8460 6808 S 0.2 0.4 0:02.83 ibus-daemon</text:span></text:p>
      <text:p text:style-name="P2"><text:span text:style-name="T1">29 root 20 0 0 0 0 S 0.1 0.0 0:00.69 kworker/0:1</text:span></text:p>
      <text:p text:style-name="P2"><text:span text:style-name="T1">1232 tom 20 0 40020 3472 2192 S 0.1 0.2 0:00.75 dbus-daemon</text:span></text:p>
      <text:p text:style-name="P2"><text:span text:style-name="T1">1323 tom 20 0 580852 33476 21056 S 0.1 1.6 0:02.26 unity-panel+</text:span></text:p>
      <text:p text:style-name="P2"><text:span text:style-name="T1">1370 tom 20 0 487964 24808 19948 S 0.1 1.2 0:00.73 ibus-ui-gtk3</text:span></text:p>
      <text:p text:style-name="P2"><text:span text:style-name="T1">1634 tom 20 0 614636 37292 25988 S 0.1 1.7 0:00.50 nm-applet</text:span></text:p>
      <text:p text:style-name="P2"><text:span text:style-name="T1">1641 tom 20 0 816940 40816 32224 S 0.1 1.9 0:00.89 nautilus</text:span></text:p>
      <text:p text:style-name="P2"><text:span text:style-name="T1">1 root 20 0 33780 4308 2656 S 0.0 0.2 0:01.27 init</text:span></text:p>
      <text:p text:style-name="P2"><text:span text:style-name="T1">2 root 20 0 0 0 0 S 0.0 0.0 0:00.00 kthreadd</text:span></text:p>
      <text:p text:style-name="P2"><text:span text:style-name="T1">3 root 20 0 0 0 0 S 0.0 0.0 0:00.06 ksoftirqd/0</text:span></text:p>
      <text:p text:style-name="P2"><text:span text:style-name="T1">5 root 0 -20 0 0 0 S 0.0 0.0 0:00.00 kworker/</text:span></text:p>
      <text:p text:style-name="Standard"/>
      <text:p text:style-name="P2"><text:span text:style-name="T1"/></text:p>
      <text:p text:style-name="P2"><text:span text:style-name="T1">CPU ~77 <text:s/>MEM~79.4</text:span></text:p>
      <text:p text:style-name="P3"><text:span text:style-name="T1">elapsed time 20.3203777 </text:span><text:span text:style-name="T2">seconds</text:span></text:p>
      <text:p text:style-name="P3"/>
      <text:p text:style-name="P3"><text:span text:style-name="T2">**Couldn't get next part to work with rand(9973) so rand(2000) is used below. Runtime for rand(2000) was 0.543397 without using nice.</text:span></text:p>
      <text:p text:style-name="P3"/>
      <text:p text:style-name="P5"><text:span text:style-name="T1">With using nice:</text:span></text:p>
      <text:p text:style-name="P5"><text:span text:style-name="T1">elapsed time was 0.28727. The run time is less because using nice -15 puts matlab at PR (priority) of 35 (how nice was verified because the priority is 15 greater than the priority of the default) instead of the default value of 20. Because it's a higher priority it will run faster. </text:span></text:p>
      <text:p text:style-name="P4"/>
      <text:p text:style-name="P2"><text:span text:style-name="T1">8. Where is the executable located?</text:span></text:p>
      <text:p text:style-name="P5"><text:bookmark text:name="_GoBack"/><text:soft-page-break/><text:span text:style-name="T1">Using the which command, the executable is located in /usr/local/bin/matlab</text:span></text:p>
      <text:p text:style-name="P4"/>
      <text:p text:style-name="P2"><text:span text:style-name="T1">9. In the path. It is stored in the environment variable PATH. It can be easily changed.</text:span></text:p>
      <text:p text:style-name="P4"/>
      <text:p text:style-name="P2"><text:span text:style-name="T1">10. ls /bin /usr/bin | sort | less &gt;~/Documents/usefulprograms.txt</text:span></text:p>
      <text:p text:style-name="P4"/>
      <text:p text:style-name="P2"><text:span text:style-name="T1">11. Determine the <text:s/>default <text:s/>terminal <text:s/>for <text:s/>your <text:s/>VM <text:s/>and <text:s/>where <text:s/>the <text:s/>environment <text:s/>variable</text:span></text:p>
      <text:p text:style-name="P2"><text:span text:style-name="T1">storing this information is set.</text:span></text:p>
      <text:p text:style-name="P4"/>
      <text:p text:style-name="P2"><text:span text:style-name="T1">12. Verify that there is no default editor currently associated with your VM. Fix this by</text:span></text:p>
      <text:p text:style-name="P2"><text:span text:style-name="T1">assigning a default editor </text:span></text:p>
      <text:p text:style-name="P2"><text:span text:style-name="T1">sudo update-alternatives –-config editor</text:span></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Droid Sans Fallback" style:font-size-asian="12pt" style:language-asian="en" style:country-asian="US" style:font-name-complex="Calibri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Droid Sans Fallback" style:font-size-asian="12pt" style:language-asian="en" style:country-asian="US" style:font-name-complex="Calibr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ListLabel_20_1" style:display-name="ListLabel 1" style:family="text">
      <style:text-properties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Morrison</meta:initial-creator>
    <meta:editing-cycles>3</meta:editing-cycles>
    <meta:creation-date>2016-02-18T06:06:00</meta:creation-date>
    <dc:date>2016-02-19T18:13:06.951800413</dc:date>
    <meta:editing-duration>PT34S</meta:editing-duration>
    <meta:generator>LibreOffice/4.2.8.2$Linux_X86_64 LibreOffice_project/420m0$Build-2</meta:generator>
    <meta:document-statistic meta:table-count="0" meta:image-count="0" meta:object-count="0" meta:page-count="9" meta:paragraph-count="172" meta:word-count="1341" meta:character-count="7452" meta:non-whitespace-character-count="630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